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0cm" fo:margin-right="0cm" fo:text-indent="0cm" style:auto-text-indent="false" fo:background-color="transparent"/>
      <style:text-properties fo:font-size="14pt" style:font-size-asian="14pt" style:font-size-complex="14pt"/>
    </style:style>
    <style:style style:name="P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style:font-size-asian="14pt" style:font-size-complex="14pt"/>
    </style:style>
    <style:style style:name="P3" style:family="paragraph" style:parent-style-name="Standard">
      <loext:graphic-properties draw:fill="none"/>
      <style:paragraph-properties fo:margin-left="0cm" fo:margin-right="0cm" fo:text-indent="0cm" style:auto-text-indent="false" fo:background-color="transparent"/>
      <style:text-properties style:font-name="DejaVu Sans Mono" fo:font-size="20pt" fo:font-weight="bold" style:font-size-asian="20pt" style:font-weight-asian="bold" style:font-size-complex="20pt" style:font-weight-complex="bold"/>
    </style:style>
    <style:style style:name="P4" style:family="paragraph" style:parent-style-name="Standard" style:master-page-name="">
      <loext:graphic-properties draw:fill="none"/>
      <style:paragraph-properties fo:margin-left="0cm" fo:margin-right="0cm" fo:text-indent="0cm" style:auto-text-indent="false" style:page-number="auto" fo:background-color="transparent"/>
      <style:text-properties fo:font-size="14pt" style:font-size-asian="14pt" style:font-size-complex="14pt"/>
    </style:style>
    <style:style style:name="P5"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20pt" fo:font-weight="bold" style:font-size-asian="20pt" style:font-weight-asian="bold" style:font-size-complex="20pt" style:font-weight-complex="bold"/>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20pt" fo:font-weight="normal" style:font-size-asian="20pt" style:font-weight-asian="normal" style:font-size-complex="20pt" style:font-weight-complex="normal"/>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style:font-size-asian="12.25pt" style:font-weight-asian="normal" style:font-size-complex="14pt" style:font-weight-complex="normal"/>
    </style:style>
    <style:style style:name="P8"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4pt" fo:font-weight="normal" style:font-size-asian="14pt" style:font-weight-asian="normal" style:font-size-complex="14pt" style:font-weight-complex="normal"/>
    </style:style>
    <style:style style:name="T1" style:family="text">
      <style:text-properties officeooo:rsid="00173a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 leitor deve possuir alguma "sofisticação da ciência da computação", incluindo pelo menos um segundo curso de programação e cursos de estruturas de dados e matemática discreta. O conhecimento de várias linguagens de programação diferentes é útil.</text:p>
      <text:p text:style-name="P1"/>
      <text:p text:style-name="P3">Capítulo 1</text:p>
      <text:p text:style-name="P3"/>
      <text:p text:style-name="P3">Introdução</text:p>
      <text:p text:style-name="P1"/>
      <text:p text:style-name="P2">Linguagens de programação são notações para descrever cálculos para pessoas e máquinas. O mundo como o conhecemos depende de linguagens de programação, porque todo o software rodando em todos os computadores foi escrito em alguma linguagem de programação.</text:p>
      <text:p text:style-name="P2"><text:s/>Os sistemas de software que fazem essa tradução são chamados de compiladores.</text:p>
      <text:p text:style-name="P2"><text:s/>Este livro é sobre como projetar e implementar compiladores. Vamos descobrir que algumas ideias básicas podem ser usadas para construir tradutores para uma grande variedade de linguagens e máquinas. Além dos compiladores, os princípios e técnicas para o projeto do compilador são aplicáveis ​​a tantos outros domínios que provavelmente serão reutilizados muitas vezes na carreira de um cientista da computação. O estudo da escrita do compilador aborda linguagens de programação, arquitetura de máquina, teoria da linguagem, algoritmos e engenharia de software.</text:p>
      <text:p text:style-name="P2"><text:s/>Neste capítulo preliminar, apresentamos as diferentes formas de tradutores de linguagem de programação, oferecemos uma visão geral de alto nível da estrutura de um compilador típico e discutimos as tendências em linguagens de programação e arquitetura de máquina que estão moldando os compiladores. Incluímos algumas observações sobre a relação entre o projeto de compiladores e a teoria da ciência da computação e um esboço das aplicações da tecnologia de compiladores que vão além da compilação. Terminamos com um breve esboço dos principais conceitos da linguagem de programação que serão necessários para nosso estudo de compiladores.</text:p>
      <text:p text:style-name="P2"/>
      <text:p text:style-name="P5">1.1 Language Processors <text:span text:style-name="T1">( Processadores da Linguagem)</text:span></text:p>
      <text:p text:style-name="P5"/>
      <text:p text:style-name="P8"><text:soft-page-break/>Em termos simples, um compilador é um programa que pode ler um programa em uma linguagem - a linguagem 'fonte' - e traduzi-lo em um programa equivalente em outra linguagem - a linguagem alvo; veja a Fig 1.1. Uma função importante do compilador é relatar quaisquer erros no programa 'fonte' que ele detecte durante o processo de tradução</text:p>
      <text:p text:style-name="P8"/>
      <text:p text:style-name="P8">programa 'sourcer'</text:p>
      <text:p text:style-name="P8">...</text:p>
      <text:p text:style-name="P8">compilador</text:p>
      <text:p text:style-name="P8">programa alvo</text:p>
      <text:p text:style-name="P8">...</text:p>
      <text:p text:style-name="P8">Figura 1.1: Um compilador</text:p>
      <text:p text:style-name="P8"/>
      <text:p text:style-name="P8"><text:s text:c="2"/>Se o programa de destino for um programa executável em linguagem de máquina, ele poderá ser chamado pelo usuário para processar entradas e produzir saídas; veja a Fig 1.2.</text:p>
      <text:p text:style-name="P8"/>
      <text:p text:style-name="P8">entrada -&gt; Programa de destino -&gt; saída</text:p>
      <text:p text:style-name="P8"/>
      <text:p text:style-name="P8">Figura 1.2: Executando o programa de destino</text:p>
      <text:p text:style-name="P8"/>
      <text:p text:style-name="P8">Um Interpretador é outro tipo comum de processador de linguagem. Em vez de produzir um programa de destino como uma tradução, um Interpretador parece executar diretamente as operações especificadas no programa de origem nas entradas fornecidas pelo usuário, conforme mostrado na Figura 1.3.</text:p>
      <text:p text:style-name="P8"/>
      <text:p text:style-name="P8">....</text:p>
      <text:p text:style-name="P8"/>
      <text:p text:style-name="P8"><text:s text:c="2"/>O programa de destino em linguagem de máquina produzido por um compilador é geralmente muito mais rápido do que um interpretador no mapeamento de entradas para saídas. Um interpretador, entretanto, geralmente pode fornecer diagnósticos de erro melhores do que um compilador, porque ele executa a instrução 'fonte' por instrução.</text:p>
      <text:p text:style-name="P8"/>
      <text:p text:style-name="P8">Exemplo 1.1: os processadores da linguagem Java combinam compilação e interpretação, conforme mostrado na Figura 1.4. Um programa java 'fonte' pode primeiro ser compilado em uma forma intermediária chamada bytecodes. Os bytecodes são então interpretados por uma máquina virtual. Um benefício desse arranjo é que os bytecodes compilados em uma máquina podem ser interpretados em outra máquina, talvez em uma rede.</text:p>
      <text:p text:style-name="P8"><text:soft-page-break/><text:s/>Para obter um processamento mais rápido de entradas em saídas, alguns compiladores Java, chamados de compiladores just-in-time, traduzem os bytecodes em linguagem de máquina imediatamente antes de executarem o programa intermediário para processar a entrada.</text:p>
      <text:p text:style-name="P8"/>
      <text:p text:style-name="P8">... Figura 1.4: Um compilador híbrido</text:p>
      <text:p text:style-name="P8"/>
      <text:p text:style-name="P8"><text:s text:c="2"/>Além de um compilador, vários outros programas podem ser necessários para criar um programa executável de destino</text:p>
      <text:p text:style-name="P6"/>
      <text:p text:style-name="P6"/>
      <text:p text:style-name="P7"/>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Noto Sans Devanagari1" svg:font-family="'Noto Sans Devanagari'"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1T13:49:20.521322631</meta:creation-date>
    <dc:date>2020-09-21T15:59:15.643808620</dc:date>
    <meta:editing-duration>PT1H4M5S</meta:editing-duration>
    <meta:editing-cycles>2</meta:editing-cycles>
    <meta:generator>LibreOffice/7.0.1.2$Linux_X86_64 LibreOffice_project/88a63c56098013eb4038e11ebe7c8c0daab09aa8</meta:generator>
    <meta:document-statistic meta:table-count="0" meta:image-count="0" meta:object-count="0" meta:page-count="3" meta:paragraph-count="25" meta:word-count="597" meta:character-count="3964" meta:non-whitespace-character-count="3380"/>
  </office:meta>
</office:document-meta>
</file>